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d3cf" officeooo:paragraph-rsid="0008d3c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a9453" officeooo:paragraph-rsid="000a9453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ae0a8" officeooo:paragraph-rsid="000ae0a8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c29ab" officeooo:paragraph-rsid="000c29ab" style:font-size-asian="14pt" style:font-size-complex="14pt"/>
    </style:style>
    <style:style style:name="T1" style:family="text">
      <style:text-properties officeooo:rsid="000a94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Anonimas 02</text:h>
      <text:p text:style-name="P5">Funções anonimas são aquelas que não estão associadas a um identificador.</text:p>
      <text:p text:style-name="P4">As variaveis que recebem funções na verdade estão recebendo o retorno <text:span text:style-name="T1">(resultado)</text:span> da função, caso não tenha retorno a variavel vai receber o conteudo <text:span text:style-name="T1">dela</text:span>.</text:p>
      <text:p text:style-name="P3">É <text:span text:style-name="T1">possível, com funções anonimas, atribuir a variavel com a função para outra variavel, e fazer essa outra ser a chamada/execução.</text:span></text:p>
      <text:p text:style-name="P3">_____________________________________________________________________</text:p>
      <text:h text:style-name="P2" text:outline-level="2">Função Anonima com IIFE</text:h>
      <text:p text:style-name="P6">Tem dois modos de declarar funções anonimas, o primeiro e atribuindo uma variavel a função e a outra é usando o IIFe. O IIFE vai fazer a função anonima ser executada no momento da sua criação, tirando a necessidade da chamada e por sua vez tirando a necessidade de atribuir uma variavel, ou seja, ao mesmo tempo que é uma função anonima tambem é uma função auto-executavel.</text:p>
      <text:p text:style-name="P6"/>
      <text:p text:style-name="P6">Para fazer isso é necessario envolver toda a function entre parênteses:</text:p>
      <text:p text:style-name="P6">(function( <text:s/>) { <text:s/>})</text:p>
      <text:p text:style-name="P3"/>
      <text:p text:style-name="P6">Depois dos parênteses que estão englobando a função é necessario abrir e fechar outro parênteses:</text:p>
      <text:p text:style-name="P6">(function( <text:s/>) { <text:s/>})( <text:s/>)</text:p>
      <text:p text:style-name="P6"/>
      <text:p text:style-name="P6">Agora basta colocar os parametros nos parênteses de dentro, o codigo dentro das chaves e o valor nos parênteses de fora:</text:p>
      <text:p text:style-name="P6">(function( parametro ) { codigo })( valor )</text:p>
      <text:p text:style-name="P3"/>
      <text:p text:style-name="P6"/>
      <text:p text:style-name="P6"><text:soft-page-break/>Lembrando que dentro do codigo é preciso colocar algo para mostrar na tela o resultado, já que é impossivel fazer um console.log fora pois a função não tem nome:<text:line-break/>(function( parametro ) { console.log(codigo) })( valor )</text:p>
      <text:p text:style-name="P3"/>
      <text:p text:style-name="P6">Para jogar o resultado para fora da função poderá ser usado o return normalmente:</text:p>
      <text:p text:style-name="P6">(function( parametro ) { return console.log(codigo) })( valor )</text:p>
      <text:p text:style-name="P6"/>
      <text:p text:style-name="P6">Ex:</text:p>
      <text:p text:style-name="P6">(function(n1, n2) {</text:p>
      <text:p text:style-name="P6">return console.log(n1 + n2)</text:p>
      <text:p text:style-name="P6">})(5, 8)</text:p>
      <text:p text:style-name="P7">Saida:</text:p>
      <text:p text:style-name="P7">13</text:p>
      <text:p text:style-name="P7">_____________________________________________________________________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0:19:54.824854468</meta:creation-date>
    <dc:date>2022-10-08T15:45:34.821150819</dc:date>
    <meta:editing-duration>PT2M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23" meta:word-count="269" meta:character-count="1711" meta:non-whitespace-character-count="1460"/>
  </office:meta>
</office:document-meta>
</file>